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cb5" officeooo:paragraph-rsid="001cacb5"/>
    </style:style>
    <style:style style:name="P2" style:family="paragraph" style:parent-style-name="Standard">
      <style:text-properties officeooo:rsid="001e5841" officeooo:paragraph-rsid="001e5841"/>
    </style:style>
    <style:style style:name="P3" style:family="paragraph" style:parent-style-name="Standard">
      <style:text-properties officeooo:rsid="00202d15" officeooo:paragraph-rsid="00202d15"/>
    </style:style>
    <style:style style:name="P4" style:family="paragraph" style:parent-style-name="Standard">
      <style:text-properties officeooo:rsid="00202d15" officeooo:paragraph-rsid="00202d15"/>
    </style:style>
    <style:style style:name="P5" style:family="paragraph" style:parent-style-name="Standard">
      <style:text-properties officeooo:rsid="00216df3" officeooo:paragraph-rsid="00216df3"/>
    </style:style>
    <style:style style:name="P6" style:family="paragraph" style:parent-style-name="Standard">
      <style:text-properties officeooo:rsid="00234265" officeooo:paragraph-rsid="00234265"/>
    </style:style>
    <style:style style:name="P7" style:family="paragraph" style:parent-style-name="Standard">
      <style:text-properties fo:color="#000000" fo:font-weight="bold" officeooo:rsid="00216df3" officeooo:paragraph-rsid="00216df3" style:font-weight-asian="bold" style:font-weight-complex="bold"/>
    </style:style>
    <style:style style:name="P8" style:family="paragraph" style:parent-style-name="Standard">
      <style:text-properties fo:color="#00a933" officeooo:rsid="00216df3" officeooo:paragraph-rsid="00216df3"/>
    </style:style>
    <style:style style:name="P9" style:family="paragraph" style:parent-style-name="Standard">
      <style:text-properties fo:color="#00a933" officeooo:rsid="00234265" officeooo:paragraph-rsid="00234265"/>
    </style:style>
    <style:style style:name="T1" style:family="text">
      <style:text-properties officeooo:rsid="002342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6 – Tratamento de dados</text:p>
      <text:p text:style-name="P1"/>
      <text:p text:style-name="P2">Data Types</text:p>
      <text:p text:style-name="P2"/>
      <text:p text:style-name="P2">Number</text:p>
      <text:p text:style-name="P2">String</text:p>
      <text:p text:style-name="P2"/>
      <text:p text:style-name="P3">s.length – diz quantos caracteres a string tem</text:p>
      <text:p text:style-name="P3">s.toUpperCase() - <text:s/>Muda tudo para letras maiúsculas</text:p>
      <text:p text:style-name="P3">s.toLowerCase() - <text:s/>Muda tudo para letras minúsculas</text:p>
      <text:p text:style-name="P3"/>
      <text:p text:style-name="P5">Formatando números</text:p>
      <text:p text:style-name="P5"/>
      <text:p text:style-name="P5">&gt;var n1 = 154<text:span text:style-name="T1">5</text:span>.5</text:p>
      <text:p text:style-name="P5">&gt;n1</text:p>
      <text:p text:style-name="P7">154<text:span text:style-name="T1">5</text:span>.5</text:p>
      <text:p text:style-name="P5">&gt;n1.toFixed(2)</text:p>
      <text:p text:style-name="P8">‘1545.50’</text:p>
      <text:p text:style-name="P5">&gt;n1.toFixed(2).replace(‘.’,’,’)</text:p>
      <text:p text:style-name="P8">‘1545,50’</text:p>
      <text:p text:style-name="P6">&gt;n1.toLocalesString(‘pt-BR’, {style: ‘currency’, currency: ‘BRL’})</text:p>
      <text:p text:style-name="P9">‘R$ 1,545,50’</text:p>
      <text:p text:style-name="P6">&gt;n1.toLocalesString(‘pt-BR’, {style: ‘currency’, currency: ‘USD’})</text:p>
      <text:p text:style-name="P9">‘US$ 1.545,50’</text:p>
      <text:p text:style-name="P6">&gt;n1.toLocalesString(‘pt-BR’, {style: ‘currency’, currency: ‘EUR’})</text:p>
      <text:p text:style-name="P9">‘1.545,50’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7:05:33.828501240</meta:creation-date>
    <dc:date>2020-12-06T09:49:17.597650637</dc:date>
    <meta:editing-duration>PT11M4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62" meta:character-count="539" meta:non-whitespace-character-count="494"/>
  </office:meta>
</office:document-meta>
</file>